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D8000003ACEE01150C.png" manifest:media-type="image/png"/>
  <manifest:file-entry manifest:full-path="Pictures/1000000000000709000001FE320626CE.png" manifest:media-type="image/png"/>
  <manifest:file-entry manifest:full-path="Pictures/10000000000006D80000039FC103C03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9.4252in" svg:height="2.6689in" draw:z-index="0"><draw:image xlink:href="Pictures/1000000000000709000001FE320626CE.png" xlink:type="simple" xlink:show="embed" xlink:actuate="onLoad"/></draw:frame></text:p>
      <text:p text:style-name="P1"><draw:frame draw:style-name="fr1" draw:name="graphics2" text:anchor-type="paragraph" svg:width="9.4252in" svg:height="4.9866in" draw:z-index="1"><draw:image xlink:href="Pictures/10000000000006D80000039FC103C03A.png" xlink:type="simple" xlink:show="embed" xlink:actuate="onLoad"/></draw:frame></text:p>
      <text:p text:style-name="P1"><draw:frame draw:style-name="fr1" draw:name="graphics3" text:anchor-type="paragraph" svg:width="9.4252in" svg:height="5.0563in" draw:z-index="2"><draw:image xlink:href="Pictures/10000000000006D8000003ACEE0115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1:46:04</meta:creation-date>
    <meta:print-date>2014-01-16T11:49:54</meta:print-date>
    <dc:date>2014-01-17T22:06:55</dc:date>
    <meta:editing-duration>P1DT10H4M3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3.5$Linux_x86 LibreOffice_project/350m1$Build-2</meta:generator>
  </office:meta>
</office:document-meta>
</file>